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Ubuntu Mono" svg:font-family="'Ubuntu Mono'" style:font-adornments="Standard" style:font-pitch="fixed"/>
    <style:font-face style:name="AR PL SungtiL GB1" svg:font-family="'AR PL SungtiL GB'"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Palatino Linotype1" svg:font-family="'Palatino Linotype'" style:font-adornments="Normale"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ella1" style:family="table">
      <style:table-properties style:width="17.013cm" fo:margin-left="0cm" fo:break-before="auto" fo:break-after="auto" table:align="left" fo:keep-with-next="auto" style:may-break-between-rows="true" style:writing-mode="page" table:border-model="collapsing"/>
    </style:style>
    <style:style style:name="Tabella1.A" style:family="table-column">
      <style:table-column-properties style:column-width="4.498cm"/>
    </style:style>
    <style:style style:name="Tabella1.B" style:family="table-column">
      <style:table-column-properties style:column-width="12.515cm"/>
    </style:style>
    <style:style style:name="Tabella1.A1" style:family="table-cell">
      <style:table-cell-properties fo:background-color="#b2b2b2" fo:padding="0.199cm" fo:border-left="0.05pt solid #000000" fo:border-right="none" fo:border-top="0.05pt solid #000000" fo:border-bottom="0.05pt solid #000000" style:writing-mode="page">
        <style:background-image/>
      </style:table-cell-properties>
    </style:style>
    <style:style style:name="Tabella1.B1" style:family="table-cell">
      <style:table-cell-properties fo:background-color="#b2b2b2" fo:padding="0.199cm" fo:border="0.05pt solid #000000" style:writing-mode="page">
        <style:background-image/>
      </style:table-cell-properties>
    </style:style>
    <style:style style:name="Tabella1.A2" style:family="table-cell">
      <style:table-cell-properties style:vertical-align="middle" fo:padding="0.199cm" fo:border-left="0.05pt solid #000000" fo:border-right="none" fo:border-top="none" fo:border-bottom="0.05pt solid #000000"/>
    </style:style>
    <style:style style:name="Tabella1.B2" style:family="table-cell">
      <style:table-cell-properties style:vertical-align="middle" fo:padding="0.199cm" fo:border-left="0.05pt solid #000000" fo:border-right="0.05pt solid #000000" fo:border-top="none" fo:border-bottom="0.05pt solid #000000"/>
    </style:style>
    <style:style style:name="Tabella1.4" style:family="table-row">
      <style:table-row-properties fo:keep-together="auto"/>
    </style:style>
    <style:style style:name="Tabella2" style:family="table">
      <style:table-properties style:width="17cm" table:align="margins" style:writing-mode="page"/>
    </style:style>
    <style:style style:name="Tabella2.A" style:family="table-column">
      <style:table-column-properties style:column-width="5.909cm" style:rel-column-width="3350*"/>
    </style:style>
    <style:style style:name="Tabella2.B" style:family="table-column">
      <style:table-column-properties style:column-width="3.704cm" style:rel-column-width="2100*"/>
    </style:style>
    <style:style style:name="Tabella2.C" style:family="table-column">
      <style:table-column-properties style:column-width="7.387cm" style:rel-column-width="4188*"/>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style:vertical-align="middle" fo:padding="0.097cm" fo:border-left="0.05pt solid #000000" fo:border-right="none" fo:border-top="none" fo:border-bottom="0.05pt solid #000000"/>
    </style:style>
    <style:style style:name="Tabella2.C2" style:family="table-cell">
      <style:table-cell-properties style:vertical-align="middle" fo:padding="0.097cm" fo:border-left="0.05pt solid #000000" fo:border-right="0.05pt solid #000000" fo:border-top="none" fo:border-bottom="0.05pt solid #000000"/>
    </style:style>
    <style:style style:name="Tabella2.8" style:family="table-row">
      <style:table-row-properties style:min-row-height="0.84cm"/>
    </style:style>
    <style:style style:name="P1" style:family="paragraph" style:parent-style-name="Text_20_body">
      <style:text-properties officeooo:rsid="00291cdc" officeooo:paragraph-rsid="00291cdc"/>
    </style:style>
    <style:style style:name="P2" style:family="paragraph" style:parent-style-name="Text_20_body">
      <style:text-properties officeooo:rsid="00293e83" officeooo:paragraph-rsid="00293e83"/>
    </style:style>
    <style:style style:name="P3" style:family="paragraph" style:parent-style-name="Text_20_body" style:list-style-name="L2">
      <style:text-properties officeooo:rsid="00293e83" officeooo:paragraph-rsid="00293e83"/>
    </style:style>
    <style:style style:name="P4" style:family="paragraph" style:parent-style-name="Text_20_body">
      <style:text-properties officeooo:paragraph-rsid="00293e83"/>
    </style:style>
    <style:style style:name="P5" style:family="paragraph" style:parent-style-name="Text_20_body" style:list-style-name="L2">
      <style:text-properties officeooo:paragraph-rsid="0029fe69"/>
    </style:style>
    <style:style style:name="P6" style:family="paragraph" style:parent-style-name="Text_20_body" style:list-style-name="L2">
      <style:text-properties officeooo:rsid="002b6dd5" officeooo:paragraph-rsid="002b6dd5"/>
    </style:style>
    <style:style style:name="P7" style:family="paragraph" style:parent-style-name="Text_20_body">
      <style:text-properties officeooo:rsid="002c6bed" officeooo:paragraph-rsid="002c6bed"/>
    </style:style>
    <style:style style:name="P8" style:family="paragraph" style:parent-style-name="Text_20_body">
      <style:text-properties officeooo:rsid="002c9d06" officeooo:paragraph-rsid="002c9d06"/>
    </style:style>
    <style:style style:name="P9" style:family="paragraph" style:parent-style-name="Text_20_body">
      <style:text-properties officeooo:rsid="00342473" officeooo:paragraph-rsid="00342473"/>
    </style:style>
    <style:style style:name="P10" style:family="paragraph" style:parent-style-name="Text_20_body">
      <style:text-properties officeooo:rsid="00342473" officeooo:paragraph-rsid="00393f43"/>
    </style:style>
    <style:style style:name="P11" style:family="paragraph" style:parent-style-name="Text_20_body">
      <style:text-properties officeooo:rsid="00393f43" officeooo:paragraph-rsid="00393f43"/>
    </style:style>
    <style:style style:name="P12" style:family="paragraph" style:parent-style-name="Heading_20_1">
      <style:text-properties officeooo:rsid="002c6bed" officeooo:paragraph-rsid="002c6bed"/>
    </style:style>
    <style:style style:name="P13" style:family="paragraph" style:parent-style-name="Heading_20_1" style:list-style-name="">
      <style:text-properties officeooo:rsid="002c6bed" officeooo:paragraph-rsid="002c6bed"/>
    </style:style>
    <style:style style:name="P14" style:family="paragraph" style:parent-style-name="Heading_20_1" style:list-style-name=""/>
    <style:style style:name="P15" style:family="paragraph">
      <style:paragraph-properties fo:break-before="page"/>
    </style:style>
    <style:style style:name="P16" style:family="paragraph" style:parent-style-name="Table_20_Contents">
      <style:text-properties fo:font-weight="bold" officeooo:rsid="002c9d06" officeooo:paragraph-rsid="002c9d06" style:font-weight-asian="bold" style:font-weight-complex="bold"/>
    </style:style>
    <style:style style:name="P17" style:family="paragraph" style:parent-style-name="Table_20_Contents">
      <style:text-properties officeooo:rsid="002e7392" officeooo:paragraph-rsid="002e7392"/>
    </style:style>
    <style:style style:name="P18" style:family="paragraph" style:parent-style-name="Table_20_Contents">
      <style:text-properties officeooo:paragraph-rsid="002e7392"/>
    </style:style>
    <style:style style:name="P19" style:family="paragraph" style:parent-style-name="Table_20_Contents">
      <style:text-properties officeooo:rsid="002f0547" officeooo:paragraph-rsid="002f0547"/>
    </style:style>
    <style:style style:name="P20" style:family="paragraph" style:parent-style-name="Table_20_Contents">
      <style:text-properties officeooo:rsid="002fd140" officeooo:paragraph-rsid="002fd140"/>
    </style:style>
    <style:style style:name="P21" style:family="paragraph" style:parent-style-name="Table_20_Contents">
      <style:text-properties officeooo:rsid="0031fcb6" officeooo:paragraph-rsid="0031fcb6"/>
    </style:style>
    <style:style style:name="P22" style:family="paragraph" style:parent-style-name="Table_20_Contents">
      <style:text-properties officeooo:rsid="00332593" officeooo:paragraph-rsid="00332593"/>
    </style:style>
    <style:style style:name="P23" style:family="paragraph" style:list-style-name="L1"/>
    <style:style style:name="P24" style:family="paragraph" style:parent-style-name="Heading_20_2">
      <style:text-properties officeooo:rsid="00291cdc" officeooo:paragraph-rsid="00291cdc"/>
    </style:style>
    <style:style style:name="P25" style:family="paragraph" style:parent-style-name="Heading_20_2">
      <style:text-properties officeooo:rsid="00342473" officeooo:paragraph-rsid="00342473"/>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dice">
      <style:text-properties officeooo:rsid="00293e83" officeooo:paragraph-rsid="00293e83"/>
    </style:style>
    <style:style style:name="P28" style:family="paragraph" style:parent-style-name="Codice">
      <style:text-properties officeooo:rsid="002c6bed" officeooo:paragraph-rsid="002c6bed"/>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293e83"/>
    </style:style>
    <style:style style:name="T2" style:family="text">
      <style:text-properties officeooo:rsid="0029b3aa"/>
    </style:style>
    <style:style style:name="T3" style:family="text">
      <style:text-properties officeooo:rsid="0029fe69"/>
    </style:style>
    <style:style style:name="T4" style:family="text">
      <style:text-properties officeooo:rsid="002c6bed"/>
    </style:style>
    <style:style style:name="T5" style:family="text">
      <style:text-properties officeooo:rsid="002c9d06"/>
    </style:style>
    <style:style style:name="T6" style:family="text">
      <style:text-properties officeooo:rsid="002e7392"/>
    </style:style>
    <style:style style:name="T7" style:family="text">
      <style:text-properties officeooo:rsid="002f0547"/>
    </style:style>
    <style:style style:name="T8" style:family="text">
      <style:text-properties officeooo:rsid="002fd140"/>
    </style:style>
    <style:style style:name="T9" style:family="text">
      <style:text-properties officeooo:rsid="0031fcb6"/>
    </style:style>
    <style:style style:name="T10" style:family="text">
      <style:text-properties officeooo:rsid="00332593"/>
    </style:style>
    <style:style style:name="T11" style:family="text">
      <style:text-properties fo:font-weight="bold" style:font-weight-asian="bold" style:font-weight-complex="bold"/>
    </style:style>
    <style:style style:name="T12" style:family="text">
      <style:text-properties officeooo:rsid="0035f52e"/>
    </style:style>
    <style:style style:name="T13" style:family="text">
      <style:text-properties fo:font-weight="normal" officeooo:rsid="0035f52e" style:font-weight-asian="normal" style:font-weight-complex="normal"/>
    </style:style>
    <style:style style:name="T14" style:family="text">
      <style:text-properties officeooo:rsid="0036d50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getto Sistemi Operativi 17/28</text:p>
      <text:p text:style-name="Subtitle">Analizzatore Comandi – Logger Statistiche</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29"><text:a xlink:type="simple" xlink:href="#__RefHeading___Toc246_1408912739" text:style-name="Index_20_Link" text:visited-style-name="Index_20_Link">Funzionamento del programma<text:tab/>1</text:a></text:p>
          <text:p text:style-name="P26"><text:a xlink:type="simple" xlink:href="#__RefHeading___Toc248_1408912739" text:style-name="Index_20_Link" text:visited-style-name="Index_20_Link">Informazioni salvate dal logger<text:tab/>1</text:a></text:p>
          <text:p text:style-name="P29"><text:a xlink:type="simple" xlink:href="#__RefHeading___Toc250_1408912739" text:style-name="Index_20_Link" text:visited-style-name="Index_20_Link">Struttura del Programma<text:tab/>3</text:a></text:p>
        </text:index-body>
      </text:table-of-content>
      <text:h text:style-name="P14" text:outline-level="1"/>
      <text:h text:outline-level="1"><text:bookmark-start text:name="__RefHeading___Toc246_1408912739"/>Funzionamento del programma<text:bookmark-end text:name="__RefHeading___Toc246_1408912739"/></text:h>
      <text:p text:style-name="Text_20_body">Con riferimento alle specifiche del progetto, il programma realizzato prende come parametro un comando, e calcola alcune statistiche sulla sua esecuzione, poi le invia ad un processo demone che scrive effettivamente le statistiche in un file di log. Il processo demone deve essere lanciato se non esistente all’inizio dell’esecuzione del programma.</text:p>
      <text:h text:style-name="P24" text:outline-level="2"><text:bookmark-start text:name="__RefHeading___Toc248_1408912739"/>Informazioni salvate dal <text:span text:style-name="T4">l</text:span>ogger<text:bookmark-end text:name="__RefHeading___Toc248_1408912739"/></text:h>
      <text:p text:style-name="P1">Il programma esegue il comando e salva alcune statistiche sul suo utilizzo. Se un comando è composto, viene eseguito interamente, ma le informazioni vengono salvate per i singoli sotto-comandi. Ad esempio, inoltrando:</text:p>
      <text:p text:style-name="P27"><text:span text:style-name="T11">stats</text:span> “ls | wc”</text:p>
      <text:p text:style-name="P4"><text:span text:style-name="T1">I comandi verrò eseguito prima il comando </text:span><text:span text:style-name="My_5f_Codice"><text:span text:style-name="T1">ls</text:span></text:span> <text:span text:style-name="T1">e poi il comando </text:span><text:span text:style-name="My_5f_Codice"><text:span text:style-name="T1">wc</text:span></text:span> <text:span text:style-name="T1">con la prevista redirezione dell’output ma nel file di log verranno salvati due record separati.</text:span></text:p>
      <text:p text:style-name="P2">Le informazioni salvate per ogni comando sono:</text:p>
      <text:list xml:id="list1335220294" text:style-name="L2">
        <text:list-item>
          <text:p text:style-name="P3"><text:span text:style-name="T3">N</text:span>ome del comando.</text:p>
        </text:list-item>
        <text:list-item>
          <text:p text:style-name="P3"><text:span text:style-name="T3">P</text:span>arametri con cui è stato invocato (compresi di eventuali <text:span text:style-name="T3">re-direzioni</text:span> effettuate tramite gli operatori <text:span text:style-name="My_5f_Codice">“&lt;” ”&gt;” “&lt;&lt;” “&gt;&gt;</text:span>”<text:span text:style-name="T2">).</text:span></text:p>
        </text:list-item>
        <text:list-item>
          <text:p text:style-name="P5"><text:span text:style-name="T3">Tempo di esecuzione: rappresenta il tempo effettivamente speso dall’invio alla terminazione del comando. È ottenuta salvando l’istante di inizio e di fine tramite la funzione </text:span><text:span text:style-name="My_5f_Codice"><text:span text:style-name="T3">clock_gettime(…)</text:span></text:span> <text:span text:style-name="T3">della libreria </text:span><text:span text:style-name="My_5f_Codice"><text:span text:style-name="T3">time.h</text:span></text:span> . <text:span text:style-name="T3">Tale funzione viene invocata con l’opzione </text:span><text:span text:style-name="My_5f_Codice">CLOCK_REALTIME</text:span> <text:span text:style-name="T3">per restituire il tempo effettivo. La durata viene espressa in millisecondi.</text:span></text:p>
        </text:list-item>
        <text:list-item>
          <text:p text:style-name="P5"><text:span text:style-name="T3"><text:s/>Tempo di CPU: tempo di CPU effettivamente speso per l’esecuzione del comando. Il calcolo è analogo a quello effettivo, utilizzando invece l’opzione </text:span><text:span text:style-name="My_5f_Codice">CLOCK_PROCESS_CPUTIME_ID</text:span> <text:span text:style-name="T3">che permette di restituire il tempo di CPU effettivamente dedicato all’intero processo. Viene espresso in microsecondi.</text:span></text:p>
        </text:list-item>
        <text:list-item>
          <text:p text:style-name="P6">Codice di ritorno.</text:p>
        </text:list-item>
      </text:list>
      <text:h text:style-name="P25" text:outline-level="2">Comunicazione con processo demone</text:h>
      <text:p text:style-name="P10">La comunicazione con il processo demone avviene mediante lo scambio di messaggi. </text:p>
      <text:p text:style-name="P11">Il processo, che diventerà poi demone, prima di tutto crea una coda dei messaggi, una volta che la creazione è andata a buon fine diventa effettivamente un demone.</text:p>
      <text:p text:style-name="P11"><text:soft-page-break/>//TODO: spiega brevemente cosa fa la chiaamat daemon() unistd</text:p>
      <text:p text:style-name="P10">I messaggi contengono vari campi. <text:span text:style-name="T12">Il </text:span><text:span text:style-name="T13">tipo</text:span>: rappresenta appunto il tipo di messaggio. I vari dipi di messaggio previsti dal programma sono uno per un messaggio contenente una stringa txt e uno contenente una stringa di log csv e poi un altro tipo che rappresenta un segnale di terminazione per il demone. <text:span text:style-name="T14">Gli altri campi sono la stringa di log e il nome del file di destinazione.</text:span></text:p>
      <text:p text:style-name="P9"/>
      <text:h text:style-name="P13" text:outline-level="1"/>
      <text:h text:style-name="P13" text:outline-level="1"/>
      <text:h text:style-name="P12" text:outline-level="1">Utilizzo del programma</text:h>
      <text:p text:style-name="P7">Il programma può essere nel seguente modo:</text:p>
      <text:p text:style-name="P28"><text:span text:style-name="T11">stats</text:span> [opzioni] .. [comando]</text:p>
      <text:p text:style-name="P7">Dove <text:span text:style-name="My_5f_Codice">[comando]</text:span> rappresenta la appunto la stringa del comando da eseguire. Se non formato da una singola parola deve essere racchiuso tra apici. Se viene specificato deve essere inserito come ultimo argomento.</text:p>
      <text:p text:style-name="P8">L’argomento [opzioni] opzioni rappresenta il fatto che il comando può essere invocato con alcuni parametri. Tutti le opzioni sono opzionali. </text:p>
      <table:table table:name="Tabella2" table:style-name="Tabella2">
        <table:table-column table:style-name="Tabella2.A"/>
        <table:table-column table:style-name="Tabella2.B"/>
        <table:table-column table:style-name="Tabella2.C"/>
        <table:table-row>
          <table:table-cell table:style-name="Tabella2.A1" office:value-type="string">
            <text:p text:style-name="P16">Forma Estesa</text:p>
          </table:table-cell>
          <table:table-cell table:style-name="Tabella2.A1" office:value-type="string">
            <text:p text:style-name="P16">Forma Breve</text:p>
          </table:table-cell>
          <table:table-cell table:style-name="Tabella2.C1" office:value-type="string">
            <text:p text:style-name="P16">Descrizione</text:p>
          </table:table-cell>
        </table:table-row>
        <table:table-row>
          <table:table-cell table:style-name="Tabella2.A2" office:value-type="string">
            <text:p text:style-name="Table_20_Contents"><text:span text:style-name="My_5f_Codice">--</text:span><text:span text:style-name="My_5f_Codice"><text:span text:style-name="T5">format=[csv | txt]</text:span></text:span></text:p>
          </table:table-cell>
          <table:table-cell table:style-name="Tabella2.A2" office:value-type="string">
            <text:p text:style-name="Table_20_Contents"><text:span text:style-name="My_5f_Codice">-</text:span><text:span text:style-name="My_5f_Codice"><text:span text:style-name="T5">f=[csv | txt]</text:span></text:span></text:p>
          </table:table-cell>
          <table:table-cell table:style-name="Tabella2.C2" office:value-type="string">
            <text:p text:style-name="P18"><text:span text:style-name="T6">Permette di impostare il formato con cui generare la stringa di log. Utilizzando il valore </text:span><text:span text:style-name="My_5f_Codice"><text:span text:style-name="T6">csv</text:span></text:span><text:span text:style-name="T6"> i campi saranno separati da virgole, mentre utilizzando </text:span><text:span text:style-name="My_5f_Codice"><text:span text:style-name="T6">txt</text:span></text:span><text:span text:style-name="T6"> saranno separati da tabulazioni. Non è utilizzabile in combinazione con l’opzione </text:span><text:span text:style-name="My_5f_Codice"><text:span text:style-name="T6">separator</text:span></text:span> . <text:span text:style-name="T6">Se no specificato il valore di default è </text:span><text:span text:style-name="My_5f_Codice"><text:span text:style-name="T6">csv</text:span></text:span><text:span text:style-name="T6">.</text:span></text:p>
          </table:table-cell>
        </table:table-row>
        <table:table-row>
          <table:table-cell table:style-name="Tabella2.A2" office:value-type="string">
            <text:p text:style-name="Table_20_Contents"><text:span text:style-name="My_5f_Codice">--</text:span><text:span text:style-name="My_5f_Codice"><text:span text:style-name="T6">separator=[string]</text:span></text:span></text:p>
          </table:table-cell>
          <table:table-cell table:style-name="Tabella2.A2" office:value-type="string">
            <text:p text:style-name="Table_20_Contents"><text:span text:style-name="My_5f_Codice">-</text:span><text:span text:style-name="My_5f_Codice"><text:span text:style-name="T6">s=[string]</text:span></text:span></text:p>
          </table:table-cell>
          <table:table-cell table:style-name="Tabella2.C2" office:value-type="string">
            <text:p text:style-name="P17">Permette di impostare un separatore non predefinito per separare i campi nella stringa di log. Se non specificato utilizza</text:p>
          </table:table-cell>
        </table:table-row>
        <table:table-row>
          <table:table-cell table:style-name="Tabella2.A2" office:value-type="string">
            <text:p text:style-name="Table_20_Contents"><text:span text:style-name="My_5f_Codice">--logfile=[v] </text:span></text:p>
          </table:table-cell>
          <table:table-cell table:style-name="Tabella2.A2" office:value-type="string">
            <text:p text:style-name="P18"><text:span text:style-name="My_5f_Codice">-lf=[v]</text:span></text:p>
          </table:table-cell>
          <table:table-cell table:style-name="Tabella2.C2" office:value-type="string">
            <text:p text:style-name="P18"><text:span text:style-name="T6">Permette di impostare il file di log. Se </text:span><text:soft-page-break/><text:span text:style-name="T6">non specificato utilizza un file di default differente per i log in formato </text:span><text:span text:style-name="My_5f_Codice"><text:span text:style-name="T6">txt</text:span></text:span><text:span text:style-name="T6"> e </text:span><text:span text:style-name="My_5f_Codice"><text:span text:style-name="T6">csv</text:span></text:span>.</text:p>
          </table:table-cell>
        </table:table-row>
        <table:table-row>
          <table:table-cell table:style-name="Tabella2.A2" office:value-type="string">
            <text:p text:style-name="Table_20_Contents"><text:span text:style-name="My_5f_Codice">-</text:span><text:span text:style-name="My_5f_Codice"><text:span text:style-name="T6">measure-unit=[true|false]</text:span></text:span></text:p>
          </table:table-cell>
          <table:table-cell table:style-name="Tabella2.A2" office:value-type="string">
            <text:p text:style-name="Table_20_Contents"><text:span text:style-name="My_5f_Codice">-</text:span><text:span text:style-name="My_5f_Codice"><text:span text:style-name="T7">mu=[true|false]</text:span></text:span></text:p>
          </table:table-cell>
          <table:table-cell table:style-name="Tabella2.C2" office:value-type="string">
            <text:p text:style-name="P19">Permette di impostare se la stringa di log debba o meno contenere le unità di misura (per i campi in cui sono previste).</text:p>
          </table:table-cell>
        </table:table-row>
        <table:table-row>
          <table:table-cell table:style-name="Tabella2.A2" office:value-type="string">
            <text:p text:style-name="Table_20_Contents"><text:span text:style-name="My_5f_Codice">-</text:span><text:span text:style-name="My_5f_Codice"><text:span text:style-name="T8">names</text:span></text:span></text:p>
          </table:table-cell>
          <table:table-cell table:style-name="Tabella2.A2" office:value-type="string">
            <text:p text:style-name="Table_20_Contents"><text:span text:style-name="My_5f_Codice">-</text:span><text:span text:style-name="My_5f_Codice"><text:span text:style-name="T8">n</text:span></text:span></text:p>
          </table:table-cell>
          <table:table-cell table:style-name="Tabella2.C2" office:value-type="string">
            <text:p text:style-name="P20">Permette di impostare se la stringa di log debba contenere o meno i nomi dei vari campi.</text:p>
          </table:table-cell>
        </table:table-row>
        <table:table-row>
          <table:table-cell table:style-name="Tabella2.A2" office:value-type="string">
            <text:p text:style-name="Table_20_Contents"><text:span text:style-name="My_5f_Codice">--</text:span><text:span text:style-name="My_5f_Codice"><text:span text:style-name="T9">help</text:span></text:span></text:p>
          </table:table-cell>
          <table:table-cell table:style-name="Tabella2.A2" office:value-type="string">
            <text:p text:style-name="Table_20_Contents"><text:span text:style-name="My_5f_Codice">-</text:span><text:span text:style-name="My_5f_Codice"><text:span text:style-name="T9">h</text:span></text:span></text:p>
          </table:table-cell>
          <table:table-cell table:style-name="Tabella2.C2" office:value-type="string">
            <text:p text:style-name="P21">Mostra un lungo messaggio di spiegazione del comando.</text:p>
          </table:table-cell>
        </table:table-row>
        <table:table-row table:style-name="Tabella2.8">
          <table:table-cell table:style-name="Tabella2.A2" office:value-type="string">
            <text:p text:style-name="Table_20_Contents"><text:span text:style-name="My_5f_Codice">--</text:span><text:span text:style-name="My_5f_Codice"><text:span text:style-name="T9">verbose</text:span></text:span></text:p>
          </table:table-cell>
          <table:table-cell table:style-name="Tabella2.A2" office:value-type="string">
            <text:p text:style-name="Table_20_Contents"><text:span text:style-name="My_5f_Codice">-</text:span><text:span text:style-name="My_5f_Codice"><text:span text:style-name="T9">v</text:span></text:span></text:p>
          </table:table-cell>
          <table:table-cell table:style-name="Tabella2.C2" office:value-type="string">
            <text:p text:style-name="P21">Se specificato il programma stamperà vari messaggi di informazione durante l’esecuzione.</text:p>
          </table:table-cell>
        </table:table-row>
        <table:table-row table:style-name="Tabella2.8">
          <table:table-cell table:style-name="Tabella2.A2" office:value-type="string">
            <text:p text:style-name="Table_20_Contents">--<text:span text:style-name="T10">usage</text:span></text:p>
          </table:table-cell>
          <table:table-cell table:style-name="Tabella2.A2" office:value-type="string">
            <text:p text:style-name="Table_20_Contents">-<text:span text:style-name="T10">u</text:span></text:p>
          </table:table-cell>
          <table:table-cell table:style-name="Tabella2.C2" office:value-type="string">
            <text:p text:style-name="P22">Stampa un brebe messaggio di informazioni</text:p>
          </table:table-cell>
        </table:table-row>
      </table:table>
      <text:p text:style-name="P8"/>
      <text:h text:outline-level="1"><text:bookmark-start text:name="__RefHeading___Toc250_1408912739"/>Struttura del Programma<text:bookmark-end text:name="__RefHeading___Toc250_1408912739"/></text:h>
      <text:p text:style-name="Text_20_body">Il programma è stato suddiviso in vari moduli, suddividendo il codice sorgente in più file e directory:</text:p>
      <table:table table:name="Tabella1" table:style-name="Tabella1">
        <table:table-column table:style-name="Tabella1.A"/>
        <table:table-column table:style-name="Tabella1.B"/>
        <table:table-row>
          <table:table-cell table:style-name="Tabella1.A1" office:value-type="string">
            <text:p text:style-name="Table_20_Heading">Modulo</text:p>
          </table:table-cell>
          <table:table-cell table:style-name="Tabella1.B1" office:value-type="string">
            <text:p text:style-name="Table_20_Heading">Descrizione</text:p>
          </table:table-cell>
        </table:table-row>
        <table:table-row>
          <table:table-cell table:style-name="Tabella1.A2" office:value-type="string">
            <text:p text:style-name="Table_20_Contents"><text:span text:style-name="My_5f_Codice">Main</text:span></text:p>
          </table:table-cell>
          <table:table-cell table:style-name="Tabella1.B2" office:value-type="string">
            <text:p text:style-name="Table_20_Contents">Rappresenta il punto di ingresso del programma. Si occupa di elaborare gli argomenti passati tramite riga di comando, e di impostare valori adeguati per l’esecuzione del programma.</text:p>
          </table:table-cell>
        </table:table-row>
        <table:table-row>
          <table:table-cell table:style-name="Tabella1.A2" office:value-type="string">
            <text:p text:style-name="Table_20_Contents"><text:span text:style-name="My_5f_Codice">Program</text:span></text:p>
          </table:table-cell>
          <table:table-cell table:style-name="Tabella1.B2" office:value-type="string">
            <text:p text:style-name="Table_20_Contents">Fornisce la logica di esecuzione del programma. Controlla se esiste il demone che si occupa di scrivere i messaggi di log nei file appropriati e in caso esso non esista lo crea. Fornisce poi agli altri moduli una funzione per l’esecuzione con calcolo delle statistiche di semplici comandi.</text:p>
          </table:table-cell>
        </table:table-row>
        <table:table-row table:style-name="Tabella1.4">
          <table:table-cell table:style-name="Tabella1.A2" office:value-type="string">
            <text:p text:style-name="Table_20_Contents"><text:span text:style-name="My_5f_Codice">Messanger</text:span></text:p>
          </table:table-cell>
          <table:table-cell table:style-name="Tabella1.B2" office:value-type="string">
            <text:p text:style-name="Table_20_Contents">Modulo per astrarre sull’utilizzo delle code per il passaggio di messaggi. Suddiviso in due parti:</text:p>
            <text:list xml:id="list1996893912" text:style-name="L1">
              <text:list-item>
                <text:p><text:span text:style-name="My_5f_Codice">Server</text:span>: implementa la logica di messaggistica del demone, ovvero fornisce funzioni per creare ed eliminare coda dei messaggi e per mettersi in ascolto.</text:p>
              </text:list-item>
              <text:list-item>
                <text:p><text:span text:style-name="My_5f_Codice">Client</text:span>: implementa <text:s/>le funzioni per verificare se il demone esiste e per inviargli messaggi-</text:p>
              </text:list-item>
            </text:list>
          </table:table-cell>
        </table:table-row>
        <table:table-row>
          <table:table-cell table:style-name="Tabella1.A2" office:value-type="string">
            <text:p text:style-name="Table_20_Contents"><text:span text:style-name="My_5f_Codice">Parser</text:span></text:p>
          </table:table-cell>
          <table:table-cell table:style-name="Tabella1.B2" office:value-type="string">
            <text:p text:style-name="Table_20_Contents">Modulo che implementa le funzioni necessarie ad analizzare il comando passato come input. Permette di suddividere ed eseguire comandi composti.</text:p>
          </table:table-cell>
        </table:table-row>
        <table:table-row>
          <table:table-cell table:style-name="Tabella1.A2" office:value-type="string">
            <text:p text:style-name="Table_20_Contents"><text:span text:style-name="My_5f_Codice">Execute</text:span></text:p>
          </table:table-cell>
          <table:table-cell table:style-name="Tabella1.B2" office:value-type="string">
            <text:p text:style-name="Table_20_Contents">Modulo di appoggio al <text:span text:style-name="My_5f_Codice">Parser</text:span>. Una volta che quest’ultimo suddivide un comando in una sequenza di comandi semplici e operatori. Fornisce metodi per l’esecuzione di comandi da semplici a composti, connessi da vari operatori.</text:p>
          </table:table-cell>
        </table:table-row>
        <table:table-row>
          <table:table-cell table:style-name="Tabella1.A2" office:value-type="string">
            <text:p text:style-name="Table_20_Contents"><text:span text:style-name="My_5f_Codice">Stats</text:span></text:p>
          </table:table-cell>
          <table:table-cell table:style-name="Tabella1.B2" office:value-type="string">
            <text:p text:style-name="Table_20_Contents">Modulo che implementa effettivamente l’esecuzione di un semplice comando e genera una stringa con le statistiche, composta in base alle impostazioni di formattazione.</text:p>
          </table:table-cell>
        </table:table-row>
        <table:table-row>
          <table:table-cell table:style-name="Tabella1.A2" office:value-type="string">
            <text:p text:style-name="Table_20_Contents"><text:span text:style-name="My_5f_Codice">Logger</text:span></text:p>
          </table:table-cell>
          <table:table-cell table:style-name="Tabella1.B2" office:value-type="string">
            <text:p text:style-name="Table_20_Contents">Modulo che contiene le funzioni per scrivere effettivamente le stringhe di log nel file adeguato. </text:p>
          </table:table-cell>
        </table:table-row>
        <table:table-row>
          <table:table-cell table:style-name="Tabella1.A2" office:value-type="string">
            <text:p text:style-name="Table_20_Contents"><text:span text:style-name="My_5f_Codice">Util</text:span></text:p>
          </table:table-cell>
          <table:table-cell table:style-name="Tabella1.B2" office:value-type="string">
            <text:p text:style-name="Table_20_Contents">Modulo che contiene funzioni di utilità varie. Contiene la definizione di vari codici di ritorno e costanti utilizzate in varie parti del programma.</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Ubuntu Mono" svg:font-family="'Ubuntu Mono'" style:font-adornments="Standard" style:font-pitch="fixed"/>
    <style:font-face style:name="AR PL SungtiL GB1" svg:font-family="'AR PL SungtiL GB'"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Palatino Linotype1" svg:font-family="'Palatino Linotype'" style:font-adornments="Normale"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Palatino Linotype1" fo:font-family="'Palatino Linotype'" style:font-style-name="Normale"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Palatino Linotype1" fo:font-family="'Palatino Linotype'" style:font-style-name="Normale"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style:paragraph-properties fo:margin-top="0cm" fo:margin-bottom="0.247cm" loext:contextual-spacing="false" fo:line-height="120%" style:page-number="auto" fo:background-color="transparent" style:shadow="none" style:writing-mode="page">
        <style:tab-stops/>
      </style:paragraph-properties>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officeooo:rsid="001a0f9f"/>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dice" style:family="paragraph" style:parent-style-name="Preformatted_20_Text" style:master-page-name="">
      <loext:graphic-properties draw:fill="solid" draw:fill-color="#eeeeee"/>
      <style:paragraph-properties fo:margin-top="0cm" fo:margin-bottom="0.25cm" loext:contextual-spacing="true" style:register-true="true" style:page-number="auto" fo:background-color="#eeeeee" fo:padding-left="1cm" fo:padding-right="0.3cm" fo:padding-top="0.3cm" fo:padding-bottom="0.3cm" fo:border-left="0.06pt solid #000000" fo:border-right="none" fo:border-top="none" fo:border-bottom="none" style:shadow="none" style:writing-mode="page" style:join-border="false">
        <style:tab-stops>
          <style:tab-stop style:position="1cm"/>
        </style:tab-stops>
      </style:paragraph-properties>
      <style:text-properties style:font-name="Ubuntu Mono" fo:font-family="'Ubuntu Mono'" style:font-style-name="Standard" style:font-pitch="fixed"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My_5f_Codice" style:display-name="My_Codice" style:family="text">
      <style:text-properties fo:font-variant="normal" fo:text-transform="none" style:font-name="Ubuntu Mono" fo:font-family="'Ubuntu Mono'" style:font-style-name="Standard" style:font-pitch="fixed" fo:letter-spacing="0.004cm" fo:background-color="#eeeeee" style:font-size-asian="10.5pt" loext:padding="0cm" loext:border="none" loext:shadow="none"/>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3:10:21.715677871</meta:creation-date>
    <dc:date>2018-05-24T22:40:40.645858577</dc:date>
    <meta:editing-duration>PT1H22M30S</meta:editing-duration>
    <meta:editing-cycles>25</meta:editing-cycles>
    <meta:generator>LibreOffice/5.4.6.2$Linux_X86_64 LibreOffice_project/40m0$Build-2</meta:generator>
    <meta:document-statistic meta:table-count="2" meta:image-count="0" meta:object-count="0" meta:page-count="5" meta:paragraph-count="77" meta:word-count="917" meta:character-count="5900" meta:non-whitespace-character-count="5069"/>
  </office:meta>
</office:document-meta>
</file>